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fce12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94369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a4e23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b44da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d9dd6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eeb71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4db21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c049d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c85b7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d1ffa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dd533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f11c1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04afe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21d19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38ffe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204afe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22f5dc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56b17" officeooo:paragraph-rsid="00256b17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56b17" officeooo:paragraph-rsid="00281eac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a6089" officeooo:paragraph-rsid="002a6089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a6089" officeooo:paragraph-rsid="002ee98b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379c5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47cb9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6bff4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762bd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9af88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ba460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cfb2c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d3c2e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f38c4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42dbe4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6073d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434d3d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6" style:family="paragraph" style:parent-style-name="Standard">
      <style:paragraph-properties fo:line-height="100%" fo:text-align="start" style:justify-single-word="false" fo:break-before="page"/>
      <style:text-properties style:use-window-font-color="true" style:font-name="Liberation Serif" fo:font-size="12pt" fo:font-weight="normal" officeooo:rsid="001d1ffa" officeooo:paragraph-rsid="001d1ffa" fo:background-color="transparent" style:font-name-asian="Liberation Serif" style:font-name-complex="Liberation Serif"/>
    </style:style>
    <style:style style:name="T1" style:family="text">
      <style:text-properties officeooo:rsid="000b1bf4"/>
    </style:style>
    <style:style style:name="T2" style:family="text">
      <style:text-properties officeooo:rsid="000c22ab"/>
    </style:style>
    <style:style style:name="T3" style:family="text">
      <style:text-properties officeooo:rsid="000c6853"/>
    </style:style>
    <style:style style:name="T4" style:family="text">
      <style:text-properties officeooo:rsid="000fce12"/>
    </style:style>
    <style:style style:name="T5" style:family="text">
      <style:text-properties officeooo:rsid="00143db4"/>
    </style:style>
    <style:style style:name="T6" style:family="text">
      <style:text-properties officeooo:rsid="00194369"/>
    </style:style>
    <style:style style:name="T7" style:family="text">
      <style:text-properties officeooo:rsid="001a663a"/>
    </style:style>
    <style:style style:name="T8" style:family="text">
      <style:text-properties officeooo:rsid="001dd533"/>
    </style:style>
    <style:style style:name="T9" style:family="text">
      <style:text-properties officeooo:rsid="001f11c1"/>
    </style:style>
    <style:style style:name="T10" style:family="text">
      <style:text-properties officeooo:rsid="00204afe"/>
    </style:style>
    <style:style style:name="T11" style:family="text">
      <style:text-properties officeooo:rsid="00221d19"/>
    </style:style>
    <style:style style:name="T12" style:family="text">
      <style:text-properties officeooo:rsid="0022f5dc"/>
    </style:style>
    <style:style style:name="T13" style:family="text">
      <style:text-properties officeooo:rsid="00272da2"/>
    </style:style>
    <style:style style:name="T14" style:family="text">
      <style:text-properties officeooo:rsid="00281eac"/>
    </style:style>
    <style:style style:name="T15" style:family="text">
      <style:text-properties officeooo:rsid="0029b6cb"/>
    </style:style>
    <style:style style:name="T16" style:family="text">
      <style:text-properties officeooo:rsid="0029de40"/>
    </style:style>
    <style:style style:name="T17" style:family="text">
      <style:text-properties officeooo:rsid="002c1726"/>
    </style:style>
    <style:style style:name="T18" style:family="text">
      <style:text-properties officeooo:rsid="002d408e"/>
    </style:style>
    <style:style style:name="T19" style:family="text">
      <style:text-properties officeooo:rsid="002d760c"/>
    </style:style>
    <style:style style:name="T20" style:family="text">
      <style:text-properties officeooo:rsid="00301b87"/>
    </style:style>
    <style:style style:name="T21" style:family="text">
      <style:text-properties officeooo:rsid="0031bfac"/>
    </style:style>
    <style:style style:name="T22" style:family="text">
      <style:text-properties officeooo:rsid="003762bd"/>
    </style:style>
    <style:style style:name="T23" style:family="text">
      <style:text-properties officeooo:rsid="0039af88"/>
    </style:style>
    <style:style style:name="T24" style:family="text">
      <style:text-properties officeooo:rsid="003f38c4"/>
    </style:style>
    <style:style style:name="T25" style:family="text">
      <style:text-properties officeooo:rsid="00417ba1"/>
    </style:style>
    <style:style style:name="T26" style:family="text">
      <style:text-properties officeooo:rsid="00434d3d"/>
    </style:style>
    <style:style style:name="T27" style:family="text">
      <style:text-properties officeooo:rsid="00437f9a"/>
    </style:style>
    <style:style style:name="T28" style:family="text">
      <style:text-properties officeooo:rsid="0047528e"/>
    </style:style>
    <style:style style:name="T29" style:family="text">
      <style:text-properties officeooo:rsid="00485423"/>
    </style:style>
    <style:style style:name="T30" style:family="text">
      <style:text-properties officeooo:rsid="004a4e23"/>
    </style:style>
    <style:style style:name="T31" style:family="text">
      <style:text-properties officeooo:rsid="004b44da"/>
    </style:style>
    <style:style style:name="T32" style:family="text">
      <style:text-properties officeooo:rsid="004c4d0d"/>
    </style:style>
    <style:style style:name="T33" style:family="text">
      <style:text-properties officeooo:rsid="004c6b85"/>
    </style:style>
    <style:style style:name="T34" style:family="text">
      <style:text-properties officeooo:rsid="0054db21"/>
    </style:style>
    <style:style style:name="T35" style:family="text">
      <style:text-properties officeooo:rsid="0056cbca"/>
    </style:style>
    <style:style style:name="T36" style:family="text">
      <style:text-properties officeooo:rsid="00579bd2"/>
    </style:style>
    <style:style style:name="T37" style:family="text">
      <style:text-properties officeooo:rsid="0058a7d0"/>
    </style:style>
    <style:style style:name="T38" style:family="text">
      <style:text-properties officeooo:rsid="005c049d"/>
    </style:style>
    <style:style style:name="T39" style:family="text">
      <style:text-properties officeooo:rsid="005c85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<text:span text:style-name="T29">Verificar ordem de criação</text:span></text:p>
      <text:p text:style-name="P1"/>
      <text:p text:style-name="P1">4. Modelo Fisico</text:p>
      <text:p text:style-name="P1">4.1 Scripts SQL</text:p>
      <text:p text:style-name="P35"/>
      <text:p text:style-name="P1">Criando relação Pessoa</text:p>
      <text:p text:style-name="P1"><text:tab/>CREATE TABLE Pessoa(</text:p>
      <text:p text:style-name="P1"><text:tab/>cpf VARCHAR(20),</text:p>
      <text:p text:style-name="P1"><text:tab/>nome VARCHAR(100) NOT NULL,</text:p>
      <text:p text:style-name="P1"><text:tab/>telefone VARCHAR(20) NOT NULL,</text:p>
      <text:p text:style-name="P3"><text:tab/><text:span text:style-name="T6">CONSTRAINT PKPessoa </text:span>PRIMARY KEY(cpf)</text:p>
      <text:p text:style-name="P1"><text:tab/>);</text:p>
      <text:p text:style-name="P35"/>
      <text:p text:style-name="P1">Criando a relação Funcionario</text:p>
      <text:p text:style-name="P1"><text:tab/>CREATE TABLE Funcionario(</text:p>
      <text:p text:style-name="P1"><text:tab/>cpfPessoa VARCHAR(20),</text:p>
      <text:p text:style-name="P1"><text:tab/>cargo VARCHAR(20) NOT NULL,</text:p>
      <text:p text:style-name="P1"><text:tab/>dataAdmissao DATE NOT NULL,</text:p>
      <text:p text:style-name="P1"><text:tab/>rua VARCHAR(100) NOT NULL,</text:p>
      <text:p text:style-name="P1"><text:tab/>bairro VARCHAR(100) NOT NULL,</text:p>
      <text:p text:style-name="P1"><text:tab/>cidade VARCHAR(<text:span text:style-name="T1">100</text:span>) NOT NULL,</text:p>
      <text:p text:style-name="P1"><text:tab/>status VARCHAR(20) NOT NULL,</text:p>
      <text:p text:style-name="P3"><text:tab/><text:span text:style-name="T6">CONSTRAINT PKFuncionario </text:span>PRIMARY KEY (cpfPessoa), //<text:span text:style-name="T28">c nome da tabela</text:span></text:p>
      <text:p text:style-name="P3"><text:tab/><text:span text:style-name="T6">CONSTRAINT FKFuncionario</text:span> FOREIGN KEY(cpfPessoa) REFERENCES Pessoa(<text:span text:style-name="T2">CPF</text:span>),</text:p>
      <text:p text:style-name="P1"><text:tab/><text:span text:style-name="T6">)</text:span>;</text:p>
      <text:p text:style-name="P35"/>
      <text:p text:style-name="P1">Criando a relação Cliente</text:p>
      <text:p text:style-name="P1"><text:tab/>CREATE TABLE Cliente(</text:p>
      <text:p text:style-name="P1"><text:tab/>CPFPessoa VARCHAR(20),</text:p>
      <text:p text:style-name="P1"><text:tab/>Email VARCHAR(<text:span text:style-name="T3">100</text:span>) NOT NULL UNIQUE,</text:p>
      <text:p text:style-name="P3"><text:tab/><text:span text:style-name="T6">CONSTRAINT PKCliente </text:span>PRIMARY KEY(CPFPessoa),</text:p>
      <text:p text:style-name="P3"><text:tab/><text:span text:style-name="T6">CONSTRAINT FKCliente </text:span>FOREIGN KEY(CPFPessoa) REFERENCES Pessoa(CPF)</text:p>
      <text:p text:style-name="P1"><text:tab/>);</text:p>
      <text:p text:style-name="P1"/>
      <text:p text:style-name="P4">Criando a relação Despesa</text:p>
      <text:p text:style-name="P4"><text:tab/>CREATE TABLE Despesa(</text:p>
      <text:p text:style-name="P4"><text:tab/>CodDespesa SERIAL,</text:p>
      <text:p text:style-name="P4"><text:tab/>Valor REAL NOT NULL,</text:p>
      <text:p text:style-name="P4"><text:tab/>Data DATE NOT NULL,</text:p>
      <text:p text:style-name="P4"><text:tab/><text:span text:style-name="T6">CONSTRAINT PKDespesa </text:span>PRIMARY KEY(CodDespesa),</text:p>
      <text:p text:style-name="P4"><text:tab/><text:span text:style-name="T5">CONSTRAINT DespPositiva </text:span>CHECK(<text:span text:style-name="T6">Valor</text:span>&gt;0)</text:p>
      <text:p text:style-name="P4"><text:tab/>);</text:p>
      <text:p text:style-name="P35"/>
      <text:p text:style-name="P1">Criando a relação Salario</text:p>
      <text:p text:style-name="P1"><text:tab/>CREATE TABLE Salario(</text:p>
      <text:p text:style-name="P1"><text:tab/><text:span text:style-name="T30">CodSalario SERIAL,</text:span></text:p>
      <text:p text:style-name="P1"><text:tab/>Valor REAL NOT NULL,</text:p>
      <text:p text:style-name="P1"><text:tab/>Data DATE NOT NULL,</text:p>
      <text:p text:style-name="P1"><text:tab/>Funcionario VARCHAR(20) NOT NULL,</text:p>
      <text:p text:style-name="P1"><text:tab/>Hora TIMESTAMP NOT NULL,</text:p>
      <text:p text:style-name="P1"><text:tab/>CodDespesa INT NOT NULL,</text:p>
      <text:p text:style-name="P3"><text:tab/><text:span text:style-name="T6">CONSTRAINT PKSalario </text:span>PRIMARY KEY(<text:span text:style-name="T30">CodSalario</text:span>),</text:p>
      <text:p text:style-name="P5"><text:soft-page-break/><text:tab/><text:span text:style-name="T6">CONSTRAINT FK1Despesa </text:span>FOREIGN KEY(CodDespesa) REFERENCES <text:tab/>Despesa(CodDespesa)</text:p>
      <text:p text:style-name="P1"><text:tab/><text:span text:style-name="T31">CONSTRAINT FK2Despesa </text:span>FOREIGN KEY(Funcionario) REFERENCES <text:tab/>Funcionario(CPFPessoa)</text:p>
      <text:p text:style-name="P3"><text:span text:style-name="T5"><text:tab/>CONSTRAINT SalPositivo </text:span>CHECK(<text:span text:style-name="T6">Valor</text:span>&gt;0)</text:p>
      <text:p text:style-name="P1"><text:tab/>);</text:p>
      <text:p text:style-name="P35"/>
      <text:p text:style-name="P1">Criando a relação Fornecedor</text:p>
      <text:p text:style-name="P1"><text:tab/>CREATE TABLE Fornecedor(</text:p>
      <text:p text:style-name="P1"><text:tab/>CNPJ VARCHAR(<text:span text:style-name="T4">2</text:span>0),</text:p>
      <text:p text:style-name="P1"><text:tab/>Nome VARCHAR(<text:span text:style-name="T4">100</text:span>) NOT NULL,</text:p>
      <text:p text:style-name="P1"><text:tab/>Telefone VARCHAR(20) NOT NULL,</text:p>
      <text:p text:style-name="P1"><text:tab/>Cidade VARCHAR(50) NOT NULL,</text:p>
      <text:p text:style-name="P1"><text:tab/>Rua VARCHAR(100) NOT NULL,</text:p>
      <text:p text:style-name="P2"><text:tab/>Bairro VARCHAR(100) NOT NULL,</text:p>
      <text:p text:style-name="P3"><text:tab/><text:span text:style-name="T6">CONSTRAINT PKFornecedor </text:span>PRIMARY KEY(CNPJ),</text:p>
      <text:p text:style-name="P1"><text:tab/>);</text:p>
      <text:p text:style-name="P1"/>
      <text:p text:style-name="P1"/>
      <text:p text:style-name="P1"/>
      <text:p text:style-name="P1"/>
      <text:p text:style-name="P1">Criando a relação Compra</text:p>
      <text:p text:style-name="P1"><text:tab/>CREATE TABLE Compra(</text:p>
      <text:p text:style-name="P1"><text:tab/>CodCompra SERIAL,</text:p>
      <text:p text:style-name="P1"><text:tab/>Valor REAL NOT NULL,</text:p>
      <text:p text:style-name="P1"><text:tab/>Quantidade INT NOT NULL,</text:p>
      <text:p text:style-name="P1"><text:tab/>Data DATE NOT NULL,</text:p>
      <text:p text:style-name="P1"><text:tab/>Fornecedor VARCHAR(20) NOT NULL,</text:p>
      <text:p text:style-name="P1"><text:tab/>Hora TIMESTAMP NOT NULL,</text:p>
      <text:p text:style-name="P1"><text:tab/>CodDespesa INT NOT NULL,</text:p>
      <text:p text:style-name="P3"><text:tab/><text:span text:style-name="T6">CONSTRAINT PKCompra </text:span>PRIMARY KEY <text:s/>PRIMARY KEY(CodCompra),</text:p>
      <text:p text:style-name="P1"><text:tab/><text:span text:style-name="T32">CONSTRAINT FK1Compra </text:span>FOREIGN KEY(Fornecedor) REFERENCES <text:tab/>Fornecedor(CNPJ),</text:p>
      <text:p text:style-name="P1"><text:tab/><text:span text:style-name="T32">CONSTRAINT FK2Compra </text:span>FOREIGN KEY(CodDespesa) REFERENCES <text:tab/>Despesa(CodDespesa),</text:p>
      <text:p text:style-name="P3"><text:tab/><text:span text:style-name="T5">CONSTRAINT CompraPositiva </text:span>CHECK(<text:span text:style-name="T6">Valor</text:span>&gt;0)</text:p>
      <text:p text:style-name="P1"><text:tab/>);</text:p>
      <text:p text:style-name="P1"/>
      <text:p text:style-name="P7">Criando a relação Produto</text:p>
      <text:p text:style-name="P7"><text:tab/>CREATE TABLE Produto(</text:p>
      <text:p text:style-name="P7"><text:tab/>Codigo SERIAL,</text:p>
      <text:p text:style-name="P7"><text:tab/>Tamanho VARCHAR(2) NOT NULL,</text:p>
      <text:p text:style-name="P7"><text:tab/>Status VARCHAR(12) NOT NULL,</text:p>
      <text:p text:style-name="P7"><text:tab/>Nome VARCHAR(20) NOT NULL,</text:p>
      <text:p text:style-name="P7"><text:tab/>Preço REAL NOT NULL,</text:p>
      <text:p text:style-name="P7"><text:tab/><text:span text:style-name="T6">CONSTRAINT PKProduto </text:span>PRIMARY KEY <text:span text:style-name="T6">(</text:span>Codigo),</text:p>
      <text:p text:style-name="P7"><text:tab/><text:span text:style-name="T6">CONSTRAINT PrecoPositivo </text:span>CHECK(<text:span text:style-name="T6">Preçor</text:span>&gt;0)</text:p>
      <text:p text:style-name="P7"><text:tab/>);</text:p>
      <text:p text:style-name="P7"/>
      <text:p text:style-name="P1">Criando a relação CompraProduto</text:p>
      <text:p text:style-name="P1"><text:tab/>CREATE TABLE CompraProduto(</text:p>
      <text:p text:style-name="P1"><text:tab/>CodProduto INT,</text:p>
      <text:p text:style-name="P1"><text:soft-page-break/><text:tab/>CodCompra INT,</text:p>
      <text:p text:style-name="P3"><text:tab/><text:span text:style-name="T6">CONSTRAINT PKCompraProduto </text:span>PRIMARY KEY(CodProduto, CodCompra),</text:p>
      <text:p text:style-name="P1"><text:tab/><text:span text:style-name="T33">CONSTRAINT FK1CompraProduto </text:span>FOREIGN KEY(CodProduto) REFERENCES <text:tab/>Produto(Codigo),</text:p>
      <text:p text:style-name="P6"><text:tab/><text:span text:style-name="T33">CONSTRAINT FK2CompraProduto </text:span>FOREIGN KEY(CodCompra) REFERENCES <text:tab/>Compra(CodCompra)</text:p>
      <text:p text:style-name="P1"><text:tab/>);</text:p>
      <text:p text:style-name="P1"/>
      <text:p text:style-name="P1"/>
      <text:p text:style-name="P1">Criando a relação Venda</text:p>
      <text:p text:style-name="P1"><text:tab/>CREATE TABLE Venda(</text:p>
      <text:p text:style-name="P1"><text:tab/>CodVenda SERIAL,</text:p>
      <text:p text:style-name="P1"><text:tab/>Data DATE NOT NULL,</text:p>
      <text:p text:style-name="P1"><text:tab/>Hora TIMESTAMP NOT NULL,</text:p>
      <text:p text:style-name="P1"><text:tab/>Total REAL NOT NULL,</text:p>
      <text:p text:style-name="P1"><text:tab/>Funcionario VARCHAR(20) NOT NULL,</text:p>
      <text:p text:style-name="P1"><text:tab/>Cliente VARCHAR(20) NOT NULL,</text:p>
      <text:p text:style-name="P3"><text:tab/><text:span text:style-name="T6">CONSTRAINT PKVenda </text:span>PRIMARY KEY(CodVenda),</text:p>
      <text:p text:style-name="P1"><text:tab/><text:span text:style-name="T38">CONSTRAINT FKVenda1 </text:span>FOREIGN KEY(Funcionario) REFERENCES <text:tab/>Funcionario(CPFPessoa),</text:p>
      <text:p text:style-name="P9"><text:tab/><text:span text:style-name="T38">CONSTRAINT FKVenda2 </text:span>FOREIGN KEY(Cliente) REFERENCES <text:tab/>Cliente(CPFPessoa)</text:p>
      <text:p text:style-name="P1"><text:tab/>);</text:p>
      <text:p text:style-name="P1"/>
      <text:p text:style-name="P8">Criando a relação <text:span text:style-name="T34">VendaProduto</text:span></text:p>
      <text:p text:style-name="P8"><text:tab/>CREATE TABLE Produto(</text:p>
      <text:p text:style-name="P8"><text:tab/><text:span text:style-name="T35">CodProduto INT,</text:span></text:p>
      <text:p text:style-name="P8"><text:tab/><text:span text:style-name="T35">CodVenda INT,</text:span></text:p>
      <text:p text:style-name="P8"><text:tab/><text:span text:style-name="T35">Quantidade INT</text:span> NOT NULL,</text:p>
      <text:p text:style-name="P8"><text:tab/><text:span text:style-name="T36">PrecoUnitario REAL</text:span> NOT NULL,</text:p>
      <text:p text:style-name="P8"><text:tab/><text:span text:style-name="T6">CONSTRAINT PKVendaProduto </text:span>PRIMARY KEY <text:span text:style-name="T6">(</text:span>Co<text:span text:style-name="T37">dProduto, CodVenda</text:span>),</text:p>
      <text:p text:style-name="P8"><text:tab/><text:span text:style-name="T6">CONSTRAINT FK1VendaProduto FOREIGN KEY(CodProduto) REFERENCES <text:tab/>Produto(Codigo),</text:span></text:p>
      <text:p text:style-name="P10"><text:tab/><text:span text:style-name="T39">CONSTRAINT FK2VendaProduto FOREIGN KEY(CodVenda) REFERENCES <text:tab/>Venda(CodVenda)</text:span></text:p>
      <text:p text:style-name="P10"><text:tab/>);</text:p>
      <text:p text:style-name="P1"/>
      <text:p text:style-name="P1">Criando a relação Entrada</text:p>
      <text:p text:style-name="P1"><text:tab/>CREATE TABLE Entrada(</text:p>
      <text:p text:style-name="P1"><text:tab/>CodEntrada SERIAL,</text:p>
      <text:p text:style-name="P1"><text:tab/>CodVenda INT NOT NULL,</text:p>
      <text:p text:style-name="P1"><text:tab/>Valor REAL NOT NULL,</text:p>
      <text:p text:style-name="P1"><text:tab/>Data DATE NOT NULL,</text:p>
      <text:p text:style-name="P3"><text:tab/><text:span text:style-name="T6">CONSTRAINT PK </text:span>PRIMARY KEY <text:span text:style-name="T6">(</text:span>CodEntrada),</text:p>
      <text:p text:style-name="P1"><text:tab/>FOREIGN KEY(CodVenda) REFERENCES Venda(CodVenda)</text:p>
      <text:p text:style-name="P3"><text:tab/><text:span text:style-name="T5">CONSTRAINT EntradaPositiva </text:span>CHECK(<text:span text:style-name="T6">Valor</text:span>&gt;0)</text:p>
      <text:p text:style-name="P1"><text:tab/>);</text:p>
      <text:p text:style-name="P1"/>
      <text:p text:style-name="P1">Criando a relação CartaoCredito</text:p>
      <text:p text:style-name="P1"><text:tab/>CREATE TABLE CartaoCredito(</text:p>
      <text:p text:style-name="P1"><text:tab/>Numero INT,</text:p>
      <text:p text:style-name="P1"><text:tab/>Bandeira INT NOT NULL,</text:p>
      <text:p text:style-name="P3"><text:soft-page-break/><text:tab/><text:span text:style-name="T6">CONSTRAINT PK </text:span>PRIMARY KEY(Numero)</text:p>
      <text:p text:style-name="P1"><text:tab/>)</text:p>
      <text:p text:style-name="P1"/>
      <text:p text:style-name="P1">Criando a relação VendaCartao</text:p>
      <text:p text:style-name="P1"><text:tab/>CREATE TABLE VendaCartao(</text:p>
      <text:p text:style-name="P1"><text:tab/>NumCartao INT,</text:p>
      <text:p text:style-name="P1"><text:tab/>CodVenda INT NOT NULL,</text:p>
      <text:p text:style-name="P1"><text:tab/>NumParcelas INT NOT NULL,</text:p>
      <text:p text:style-name="P3"><text:tab/><text:span text:style-name="T6">CONSTRAINT PK </text:span>PRIMARY KEY(NumCartao),</text:p>
      <text:p text:style-name="P1"><text:tab/>FOREIGN KEY(NumCartao) REFERENCES CartaoCredito(Numero),</text:p>
      <text:p text:style-name="P1"><text:tab/>FOREIGN KEY(CodVenda) REFERENCES Venda(CodVenda)</text:p>
      <text:p text:style-name="P1"><text:tab/>)</text:p>
      <text:p text:style-name="P1"/>
      <text:p text:style-name="P1">//<text:span text:style-name="T7">POVOAR TABELAS</text:span></text:p>
      <text:p text:style-name="P11">Povoando a relação Pessoa</text:p>
      <text:p text:style-name="P11">INSERT INTO Pessoa VALUES(‘154.288.064-51’, ‘Teofanes Ferreira’,’99123456)’;</text:p>
      <text:p text:style-name="P11">INSERT INTO Pessoa VALUES(‘358.947.104-21’, ‘Milena Carvalho’,’98752374’;</text:p>
      <text:p text:style-name="P11">INSERT INTO Pessoa VALUES(‘354.514.294-99’, ‘Manoel de Sousa’,’93098725)’;</text:p>
      <text:p text:style-name="P11">INSERT INTO Pessoa VALUES(‘734.042.214-51’, ‘Amanda Ferreira’,’93827460)’;</text:p>
      <text:p text:style-name="P11">INSERT INTO Pessoa VALUES(‘559.629.914-60’, ‘Maria das Graças’,’99097162)’;</text:p>
      <text:p text:style-name="P13">INSERT INTO Pessoa VALUES(‘695.997.444-54’, ‘Antonia Lins’,’98152674)’;</text:p>
      <text:p text:style-name="P13">INSERT INTO Pessoa VALUES(‘690.418.134-62’, ‘Eduardo Martins’,’99523850)’;</text:p>
      <text:p text:style-name="P11">INSERT INTO Pessoa VALUES(‘846.101.944-06’, ‘Ana Isabel dos Santos’,’99825556)’;</text:p>
      <text:p text:style-name="P11">INSERT INTO Pessoa VALUES(‘146.287.484-38’, ‘Junior da Silva’,’99123499)’;</text:p>
      <text:p text:style-name="P11">INSERT INTO Pessoa VALUES(‘819.174.014-18’, ‘Ricardo Costa’,’99553400)’;</text:p>
      <text:p text:style-name="P11"/>
      <text:p text:style-name="P12">Povoando a relação <text:span text:style-name="T8">Funcionario</text:span></text:p>
      <text:p text:style-name="P13">INSERT INTO <text:span text:style-name="T8">Funcionario</text:span> VALUES(‘846.101.944-06’,’<text:span text:style-name="T9">Caixa</text:span>’,’<text:span text:style-name="T9">10/11/2017</text:span>’,’<text:span text:style-name="T9">Efetivo’,’JD Oasis’,’Jose Lira de Menezes’,’Cajazeiras’);</text:span></text:p>
      <text:p text:style-name="P13">INSERT INTO <text:span text:style-name="T8">Funcionario</text:span> VALUES(‘146.287.484-<text:span text:style-name="T9">3</text:span>8’, ‘<text:span text:style-name="T9">Vendedor</text:span>’, ’<text:span text:style-name="T9">05/07/2017</text:span>’, ’<text:span text:style-name="T9">Efetivo’, ’Centro’, ’Bonifácio Moura’, ’Cajazeiras’);</text:span></text:p>
      <text:p text:style-name="P13">INSERT INTO <text:span text:style-name="T8">Funcionario</text:span> VALUES(‘690.418.134-62’, ’<text:span text:style-name="T9">Faxineiro</text:span>’, ’<text:span text:style-name="T9">01/12/2017</text:span>’, ’<text:span text:style-name="T9">Efetivo’, ’Centro’, ’13 de Maio’, ’Cajazeiras’);</text:span></text:p>
      <text:p text:style-name="P13">INSERT INTO <text:span text:style-name="T8">Funcionario</text:span> VALUES(‘358.947.104-21’, ’<text:span text:style-name="T9">Vendedor</text:span>’, ’<text:span text:style-name="T9">11/08/2017</text:span>’, ’<text:span text:style-name="T9">Efetivo’, ’Centro’, ’Bonifácio Moura’, ’Cajazeiras’);</text:span></text:p>
      <text:p text:style-name="P13">INSERT INTO <text:span text:style-name="T8">Funcionario</text:span> VALUES(‘559.629.914-60’, ’<text:span text:style-name="T9">Marketing</text:span>’, ’<text:span text:style-name="T9">05/08/2018</text:span>’, ’<text:span text:style-name="T9">Efetivo’, ’Centro’, ’Bonifácio Moura’, ’Cajazeiras’);</text:span></text:p>
      <text:p text:style-name="P13"/>
      <text:p text:style-name="P17">Povoando a relação Cliente</text:p>
      <text:p text:style-name="P14">INSERT INTO <text:span text:style-name="T10">Cliente </text:span>VALUES(‘154.288.064-51’, ’<text:a xlink:type="simple" xlink:href="mailto:teofanesferreira@hotmail.com" text:style-name="Internet_20_link" text:visited-style-name="Visited_20_Internet_20_Link"><text:span text:style-name="T10">teofanesferreira@hotmail.com</text:span></text:a><text:span text:style-name="T10">’);</text:span></text:p>
      <text:p text:style-name="P14">INSERT INTO <text:span text:style-name="T10">Cliente </text:span>VALUES(‘354.514.294-99’, ’<text:span text:style-name="T10">manoeldesousa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14">INSERT INTO <text:span text:style-name="T10">Cliente </text:span>VALUES(‘734.042.214-51’, ’<text:span text:style-name="T10">amandaferrreira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14">INSERT INTO <text:span text:style-name="T10">Cliente </text:span>VALUES(‘695.997.444-54’, ’<text:span text:style-name="T10">antonialins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14">INSERT INTO <text:span text:style-name="T10">Cliente </text:span>VALUES(‘819.174.014-18’, ’<text:span text:style-name="T10">ricardo123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14"/>
      <text:p text:style-name="P17">Povoando a relação Salario</text:p>
      <text:p text:style-name="P17">//POVOAR APOS TIRAR A DUVIDA</text:p>
      <text:p text:style-name="P17"/>
      <text:p text:style-name="P17">Povoando a relação Fornecedor</text:p>
      <text:p text:style-name="P15">INSERT INTO <text:span text:style-name="T11">Fornecedor </text:span>VALUES(‘<text:span text:style-name="T11">85.296.634/0001-96</text:span>’, ’<text:span text:style-name="T12">Megaduran’, ‘3561-4578’, ‘Sousa’, ‘Rua Vitória Alves da Silva’, ‘Centro’);</text:span></text:p>
      <text:p text:style-name="P16">INSERT INTO <text:span text:style-name="T11">Fornecedor </text:span>VALUES(‘<text:span text:style-name="T12">64.615.575/0001-00</text:span>’, ’<text:span text:style-name="T12">Indivíduo Clothing’, ‘3531-7788’, </text:span><text:soft-page-break/><text:span text:style-name="T12">‘Sousa’, ‘Rua Arquimedes Souto Maior’, ‘Fagundes Vieira’);</text:span></text:p>
      <text:p text:style-name="P16">INSERT INTO <text:span text:style-name="T11">Fornecedor </text:span>VALUES(‘<text:span text:style-name="T12">96.531.803/0001-41</text:span>’, ’<text:span text:style-name="T12">Gata Selvagem’, ‘3531-3456’, ‘Juazeiro’, ‘Rua Barbacena’, ‘Novo Centro’);</text:span></text:p>
      <text:p text:style-name="P16">INSERT INTO <text:span text:style-name="T11">Fornecedor </text:span>VALUES(‘<text:span text:style-name="T12">59.547.777/0001-13</text:span>’, ’<text:span text:style-name="T12">Geisandre Lingerie’, ‘3561-0978’, ‘João Pessoa’, ‘Rua Doutor João Soares’, ‘Loteamento Ciro Costa’);</text:span></text:p>
      <text:p text:style-name="P16">INSERT INTO <text:span text:style-name="T11">Fornecedor </text:span>VALUES(‘<text:span text:style-name="T12">74.263.193/0001-00</text:span>’, ’<text:span text:style-name="T12">Medson Clothing’, ‘3531-4554’, ‘João Pessoa’, ‘Popular Senhor Batista’, ‘Cidade Nova’);</text:span></text:p>
      <text:p text:style-name="P16">INSERT INTO <text:span text:style-name="T11">Fornecedor </text:span>VALUES(‘<text:span text:style-name="T12">51.795.917/0001-60</text:span>’, ’<text:span text:style-name="T12">Havair’, ‘3561-9976’, ‘’Cajazeiras’, ‘Martins Monteiro’, ‘Centro’);</text:span></text:p>
      <text:p text:style-name="P18"/>
      <text:p text:style-name="P18"/>
      <text:p text:style-name="P17"/>
      <text:p text:style-name="P17">Povoando a relação Despesa</text:p>
      <text:p text:style-name="P19">INSERT INTO Despesa VALUES(‘100’, ‘<text:span text:style-name="T13">954,00</text:span>’, ‘<text:span text:style-name="T15">15/12/2017</text:span>’);</text:p>
      <text:p text:style-name="P19">INSERT INTO Despesa VALUES(‘101’, ‘<text:span text:style-name="T13">1050,00</text:span>’, ‘<text:span text:style-name="T15">15/08/2017</text:span>’);</text:p>
      <text:p text:style-name="P19">INSERT INTO Despesa VALUES(‘102’, ‘<text:span text:style-name="T13">954,00</text:span>’, ‘<text:span text:style-name="T15">15/01/2018</text:span>’);</text:p>
      <text:p text:style-name="P19">INSERT INTO Despesa VALUES(‘103’, ‘<text:span text:style-name="T13">1200,50</text:span>’, ‘<text:span text:style-name="T15">15/09/2017</text:span>’);</text:p>
      <text:p text:style-name="P19">INSERT INTO Despesa VALUES(‘104’, ‘<text:span text:style-name="T13">1500,50</text:span>’, ‘<text:span text:style-name="T15">15/08/2018</text:span>’);</text:p>
      <text:p text:style-name="P20">INSERT INTO Despesa VALUES(‘<text:span text:style-name="T14">105</text:span>’, ‘<text:span text:style-name="T14">2500,00</text:span>’, ‘<text:span text:style-name="T16">10/11/2017</text:span>’);</text:p>
      <text:p text:style-name="P20">INSERT INTO Despesa VALUES(‘<text:span text:style-name="T14">106</text:span>’, ‘<text:span text:style-name="T14">1300,00</text:span>’, ‘<text:span text:style-name="T16">10/12/2017</text:span>’);</text:p>
      <text:p text:style-name="P20">INSERT INTO Despesa VALUES(‘<text:span text:style-name="T14">107</text:span>’, ‘<text:span text:style-name="T14">600,00</text:span>’, ‘<text:span text:style-name="T16">09/11/2017</text:span>’);</text:p>
      <text:p text:style-name="P20">INSERT INTO Despesa VALUES(‘<text:span text:style-name="T14">108</text:span>’, ‘<text:span text:style-name="T14">100,00</text:span>’, ‘<text:span text:style-name="T16">10/01/2018</text:span>’);</text:p>
      <text:p text:style-name="P20">INSERT INTO Despesa VALUES(‘<text:span text:style-name="T14">109</text:span>’, ‘<text:span text:style-name="T14">700,00</text:span>’, ‘<text:span text:style-name="T16">10/03/2018</text:span>’);</text:p>
      <text:p text:style-name="P19"/>
      <text:p text:style-name="P17">Povoando a relação Compra</text:p>
      <text:p text:style-name="P22">INSERT INTO Compra VALUES(‘<text:span text:style-name="T17">200</text:span>’, ‘<text:span text:style-name="T18">2500,00</text:span>’, ‘<text:span text:style-name="T19">45</text:span>’, ‘<text:span text:style-name="T11">85.296.634/0001-96</text:span>’, ‘<text:span text:style-name="T20">08:50</text:span>’, ‘<text:span text:style-name="T21">105</text:span>’);</text:p>
      <text:p text:style-name="P22">INSERT INTO Compra VALUES(‘<text:span text:style-name="T17">201</text:span>’, ‘<text:span text:style-name="T18">1300,00</text:span>’, ‘<text:span text:style-name="T19">20</text:span>’, ‘<text:span text:style-name="T12">64.615.575/0001-00</text:span>’, ‘<text:span text:style-name="T20">09:45</text:span>’, ‘<text:span text:style-name="T21">106</text:span>’);</text:p>
      <text:p text:style-name="P22">INSERT INTO Compra VALUES(‘<text:span text:style-name="T17">202</text:span>’, ‘<text:span text:style-name="T18">600,00</text:span>’, ‘<text:span text:style-name="T19">30</text:span>’, ‘<text:span text:style-name="T12">96.531.803/0001-41</text:span>’, ‘<text:span text:style-name="T20">11:20</text:span>’, ‘<text:span text:style-name="T21">107</text:span>’);</text:p>
      <text:p text:style-name="P22">INSERT INTO Compra VALUES(‘<text:span text:style-name="T17">203</text:span>’, ‘<text:span text:style-name="T18">100,00</text:span>’, ‘<text:span text:style-name="T19">12</text:span>’, ‘<text:span text:style-name="T12">59.547.777/0001-13</text:span>’, ‘<text:span text:style-name="T20">08:23</text:span>’, ‘<text:span text:style-name="T21">108</text:span>’);</text:p>
      <text:p text:style-name="P22">INSERT INTO Compra VALUES(‘<text:span text:style-name="T17">204</text:span>’, ‘<text:span text:style-name="T18">700,00</text:span>’, ‘<text:span text:style-name="T19">40</text:span>’, ‘<text:span text:style-name="T12">74.263.193/0001-00</text:span>’, ‘<text:span text:style-name="T20">10:34</text:span>’, ‘<text:span text:style-name="T21">109</text:span>’);</text:p>
      <text:p text:style-name="P21"/>
      <text:p text:style-name="P17">Povoando a relação CompraProduto</text:p>
      <text:p text:style-name="P23">INSERT INTO CompraProduto VALUES(‘’);</text:p>
      <text:p text:style-name="P24">INSERT INTO CompraProduto VALUES(‘’);</text:p>
      <text:p text:style-name="P24">INSERT INTO CompraProduto VALUES(‘’);</text:p>
      <text:p text:style-name="P24">INSERT INTO CompraProduto VALUES(‘’);</text:p>
      <text:p text:style-name="P24">INSERT INTO CompraProduto VALUES(‘’);</text:p>
      <text:p text:style-name="P24">INSERT INTO CompraProduto VALUES(‘’);</text:p>
      <text:p text:style-name="P24">INSERT INTO CompraProduto VALUES(‘’);</text:p>
      <text:p text:style-name="P24">INSERT INTO CompraProduto VALUES(‘’);</text:p>
      <text:p text:style-name="P24">INSERT INTO CompraProduto VALUES(‘’);</text:p>
      <text:p text:style-name="P24">INSERT INTO CompraProduto VALUES(‘’);</text:p>
      <text:p text:style-name="P24"/>
      <text:p text:style-name="P17">Povoando a relação Produto</text:p>
      <text:p text:style-name="P33">INSERT INTO Produto VALUES(‘<text:span text:style-name="T25">1001234</text:span>’, ‘<text:span text:style-name="T25">P</text:span>’, ‘<text:span text:style-name="T25">Disponível’, ‘Calça Skinny em Sarja’, ‘59,90’</text:span>);</text:p>
      <text:p text:style-name="P32">INSERT INTO Produto VALUES(‘<text:span text:style-name="T25">1001235</text:span>’, ‘<text:span text:style-name="T26">M</text:span>’, ‘<text:span text:style-name="T26">Disponível</text:span>’, ‘<text:span text:style-name="T26">Camisa Branca Mullet</text:span>’);</text:p>
      <text:p text:style-name="P32">INSERT INTO Produto VALUES(‘<text:span text:style-name="T25">1001236</text:span>’, ‘<text:span text:style-name="T26">GG</text:span>’, ‘<text:span text:style-name="T26">Indisponível</text:span>’, ‘<text:span text:style-name="T26">Camila Estampada com Folhagem</text:span>’, ‘’);</text:p>
      <text:p text:style-name="P32">INSERT INTO Produto VALUES(‘<text:span text:style-name="T25">1001237</text:span>’, ‘<text:span text:style-name="T26">G</text:span>’, ‘<text:span text:style-name="T26">Disponível</text:span>’, ‘<text:span text:style-name="T27">Camisa Estampada com Amarração</text:span>’, );</text:p>
      <text:p text:style-name="P32">INSERT INTO Produto VALUES(‘<text:span text:style-name="T25">1001238</text:span>’, ‘<text:span text:style-name="T26">PP</text:span>’, ‘<text:span text:style-name="T26">Disponível</text:span>’, ‘’);</text:p>
      <text:p text:style-name="P32">INSERT INTO Produto VALUES(‘<text:span text:style-name="T25">1001239</text:span>’, ‘<text:span text:style-name="T26">Unico’, ‘Disponível’, ‘’</text:span>);</text:p>
      <text:p text:style-name="P32"><text:soft-page-break/>INSERT INTO Produto VALUES(‘<text:span text:style-name="T25">1001240</text:span>’, ‘<text:span text:style-name="T26">P</text:span>’, ‘<text:span text:style-name="T26">Indisponível</text:span>’, ‘’);</text:p>
      <text:p text:style-name="P32">INSERT INTO Produto VALUES(‘<text:span text:style-name="T25">1001241</text:span>’, ‘<text:span text:style-name="T26">PP</text:span>’, ‘<text:span text:style-name="T26">Disponível</text:span>’, ‘’);</text:p>
      <text:p text:style-name="P32">INSERT INTO Produto VALUES(‘<text:span text:style-name="T25">1001242</text:span>’, ‘<text:span text:style-name="T26">G’, ‘Disponível’, ‘’</text:span>);</text:p>
      <text:p text:style-name="P32">INSERT INTO Produto VALUES(‘<text:span text:style-name="T25">1001243</text:span>’, ‘<text:span text:style-name="T26">M</text:span>’, ‘<text:span text:style-name="T26">Disponível</text:span>’, ‘’);</text:p>
      <text:p text:style-name="P32">INSERT INTO Produto VALUES(‘<text:span text:style-name="T25">1001244</text:span>’, ‘<text:span text:style-name="T26">G</text:span>’, ‘<text:span text:style-name="T26">Indisponível</text:span>’, ‘’);</text:p>
      <text:p text:style-name="P32">INSERT INTO Produto VALUES(‘<text:span text:style-name="T25">1001245</text:span>’, ‘<text:span text:style-name="T26">P</text:span>’, ‘<text:span text:style-name="T26">Disponível</text:span>’, ‘’);</text:p>
      <text:p text:style-name="P32">INSERT INTO Produto VALUES(‘<text:span text:style-name="T25">1001246</text:span>’, ‘<text:span text:style-name="T26">PP</text:span>’, ‘<text:span text:style-name="T26">Disponível</text:span>’, ‘’);</text:p>
      <text:p text:style-name="P32">INSERT INTO Produto VALUES(‘<text:span text:style-name="T25">1001247</text:span>’, ‘<text:span text:style-name="T26">M</text:span>’, ‘<text:span text:style-name="T26">Disponível</text:span>’, ‘’);</text:p>
      <text:p text:style-name="P34">INSERT INTO Produto VALUES(‘<text:span text:style-name="T25">1001248</text:span>’, ‘<text:span text:style-name="T26">GG</text:span>’, ‘<text:span text:style-name="T26">Disponível</text:span>’, ‘’);</text:p>
      <text:p text:style-name="P34">INSERT INTO Produto VALUES(‘<text:span text:style-name="T25">1001249</text:span>’, ‘<text:span text:style-name="T26">Unico’, </text:span>‘<text:span text:style-name="T26">Disponível</text:span>’, ‘’);</text:p>
      <text:p text:style-name="P34">INSERT INTO Produto VALUES(‘<text:span text:style-name="T25">1001250</text:span>’, ‘<text:span text:style-name="T26">M</text:span>’, ‘<text:span text:style-name="T26">Disponível</text:span>’, ‘’);</text:p>
      <text:p text:style-name="P34">INSERT INTO Produto VALUES(‘<text:span text:style-name="T25">1001251</text:span>’, ‘<text:span text:style-name="T26">PP</text:span>’, ‘<text:span text:style-name="T26">Disponível</text:span>’, ‘’);</text:p>
      <text:p text:style-name="P34">INSERT INTO Produto VALUES(‘<text:span text:style-name="T25">1001252</text:span>’, ‘<text:span text:style-name="T26">M</text:span>’, ‘<text:span text:style-name="T26">Disponível</text:span>’, ‘’);</text:p>
      <text:p text:style-name="P34">INSERT INTO Produto VALUES(‘<text:span text:style-name="T25">1001253</text:span>’, ‘<text:span text:style-name="T26">GG</text:span>’, ‘<text:span text:style-name="T26">Disponível</text:span>’, ‘’);</text:p>
      <text:p text:style-name="P25"/>
      <text:p text:style-name="P17">Povoando a relação Venda</text:p>
      <text:p text:style-name="P26">INSERT INTO <text:span text:style-name="T22">Venda</text:span> VALUES(‘’);</text:p>
      <text:p text:style-name="P26">INSERT INTO <text:span text:style-name="T22">Venda</text:span> VALUES(‘’);</text:p>
      <text:p text:style-name="P26">INSERT INTO <text:span text:style-name="T22">Venda</text:span> VALUES(‘’);</text:p>
      <text:p text:style-name="P26">INSERT INTO <text:span text:style-name="T22">Venda</text:span> VALUES(‘’);</text:p>
      <text:p text:style-name="P26">INSERT INTO <text:span text:style-name="T22">Venda</text:span> VALUES(‘’);</text:p>
      <text:p text:style-name="P26">INSERT INTO <text:span text:style-name="T22">Venda</text:span> VALUES(‘’);</text:p>
      <text:p text:style-name="P26"/>
      <text:p text:style-name="P17">Povoando a relação Entrada</text:p>
      <text:p text:style-name="P27">INSERT INTO <text:span text:style-name="T23">Entrada </text:span>VALUES(‘’);</text:p>
      <text:p text:style-name="P28">INSERT INTO <text:span text:style-name="T23">Entrada </text:span>VALUES(‘’);</text:p>
      <text:p text:style-name="P28">INSERT INTO <text:span text:style-name="T23">Entrada </text:span>VALUES(‘’);</text:p>
      <text:p text:style-name="P28">INSERT INTO <text:span text:style-name="T23">Entrada </text:span>VALUES(‘’);</text:p>
      <text:p text:style-name="P28">INSERT INTO <text:span text:style-name="T23">Entrada </text:span>VALUES(‘’);</text:p>
      <text:p text:style-name="P29">INSERT INTO <text:span text:style-name="T23">Entrada </text:span>VALUES(‘’);</text:p>
      <text:p text:style-name="P30">INSERT INTO <text:span text:style-name="T23">Entrada </text:span>VALUES(‘’);</text:p>
      <text:p text:style-name="P30"/>
      <text:p text:style-name="P17">Povoando a relação CartaoCredito</text:p>
      <text:p text:style-name="P31">INSERT INTO <text:span text:style-name="T24">CartaoCredito </text:span>VALUES(‘’);</text:p>
      <text:p text:style-name="P17">Povoando a relação VendaCartao</text:p>
      <text:p text:style-name="P3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16:22:47.742754701</dc:date>
    <meta:editing-duration>PT22H47S</meta:editing-duration>
    <meta:editing-cycles>63</meta:editing-cycles>
    <meta:generator>LibreOffice/5.1.6.2$Linux_X86_64 LibreOffice_project/10m0$Build-2</meta:generator>
    <meta:document-statistic meta:table-count="0" meta:image-count="0" meta:object-count="0" meta:page-count="7" meta:paragraph-count="239" meta:word-count="1133" meta:character-count="10313" meta:non-whitespace-character-count="9286"/>
  </office:meta>
</office:document-meta>
</file>